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fo:font-weight="normal"/>
    </style:style>
    <style:style style:name="P2" style:family="paragraph" style:parent-style-name="Standard">
      <style:paragraph-properties fo:margin-left="0cm" fo:margin-right="0cm" fo:text-indent="0cm" style:auto-text-indent="false" style:writing-mode="lr-tb"/>
    </style:style>
    <style:style style:name="P3" style:family="paragraph" style:parent-style-name="Standard">
      <style:paragraph-properties style:writing-mode="lr-tb"/>
    </style:style>
    <style:style style:name="P4" style:family="paragraph" style:parent-style-name="Standard">
      <style:paragraph-properties style:writing-mode="lr-tb"/>
      <style:text-properties fo:font-variant="normal" fo:text-transform="none" fo:color="#222222" style:font-name="arial" fo:font-size="12pt" fo:letter-spacing="normal" fo:font-style="normal" fo:font-weight="normal"/>
    </style:style>
    <style:style style:name="P5" style:family="paragraph" style:parent-style-name="Standard">
      <style:paragraph-properties style:writing-mode="lr-tb"/>
      <style:text-properties fo:font-variant="normal" fo:text-transform="none" fo:color="#222222" style:font-name="arial"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Upgrade details of Control and Monitor system for GMRT</text:p>
      <text:p text:style-name="P1"/>
      <text:p text:style-name="P1"/>
      <text:p text:style-name="P1"/>
      <text:p text:style-name="P1">Abstract : </text:p>
      <text:p text:style-name="P1"/>
      <text:p text:style-name="P1"><text:tab/><text:tab/><text:tab/>The C &amp; M system controls and monitors the working of all the telescope subsystems like Analog and Digital receiver back ends, Optical Fiber systems,Front end system,Sentinel system, Electro-mechanical systems like Servo and Feed position system etc. This system establishes the command and voice communication link over the high speed 1 Gbits/s digital optical fibre communication links between Central building and the Antennas.</text:p>
      <text:p text:style-name="P2"/>
      <text:p text:style-name="P4">The GMRT M&amp;C system is currently being upgraded to an In house developed Online_v2  system. The basic building block of Online_v2 is a multi-threaded Server program which has multiple communication channel as per the need of GMRT &amp; antenna sub-system like TCP/IP socket channel for 30 antenna sub-system, message queue for DAS system &amp; shared memory for displaying all outgoing &amp; incoming traffic. Online_v2 has multiple input channel for taking user command viz terminal, GUI as well as programming interface. Online_v2 communicates with antenna sub-systems using a structure based communication protocol.</text:p>
      <text:p text:style-name="P3"/>
      <text:p text:style-name="P4">With Online_v2 we are eliminating the need of ABCCOM, COMH &amp; PC ROUTER as most of the intelligence has been shifted to low level MCM. The MCM will directly communicate with Online_v2 over Ethernet using TCP/IP protocol.The new MCM card has been developed using Rabbit RCM4300 core module which supports 64 monitoring channels &amp; 32 control bits. RFI performance of this card is measured and found out to be much better than previous MCM card. VOIP phone and Video camera facility will also be available in all the antennas for voice communication and security purposes.</text:p>
      <text:p text:style-name="P3"/>
      <text:p text:style-name="P4">Prototype version of Online_v2 for two antenna four sub-system each has been developed &amp; successfully test in Telemetry Lab as well as Online_V2 is successfully monitoring Antenna C03 shell temperature for last three month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j </meta:initial-creator>
    <meta:creation-date>2013-09-25T12:33:26</meta:creation-date>
    <dc:date>2013-09-25T13:12:47</dc:date>
    <dc:creator>raj </dc:creator>
    <meta:editing-duration>PT1M51S</meta:editing-duration>
    <meta:editing-cycles>2</meta:editing-cycles>
    <meta:generator>LibreOffice/3.4$Linux LibreOffice_project/340m1$Build-402</meta:generator>
    <meta:document-statistic meta:table-count="0" meta:image-count="0" meta:object-count="0" meta:page-count="1" meta:paragraph-count="6" meta:word-count="294" meta:character-count="1898" meta:non-whitespace-character-count="1603"/>
  </office:meta>
</office:document-meta>
</file>